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fo:background-color="transparent"/>
    </style:style>
    <style:style style:name="P2" style:family="paragraph" style:parent-style-name="Standard">
      <style:text-properties style:use-window-font-color="true" officeooo:rsid="001cb569" officeooo:paragraph-rsid="001cb569" fo:background-color="transparent"/>
    </style:style>
    <style:style style:name="P3" style:family="paragraph" style:parent-style-name="Standard">
      <style:text-properties style:use-window-font-color="true" officeooo:paragraph-rsid="001cb569" fo:background-color="transparent"/>
    </style:style>
    <style:style style:name="P4" style:family="paragraph" style:parent-style-name="Standard">
      <style:text-properties style:use-window-font-color="true" officeooo:rsid="001d2c85" officeooo:paragraph-rsid="001d2c85" fo:background-color="transparent"/>
    </style:style>
    <style:style style:name="P5" style:family="paragraph" style:parent-style-name="Standard">
      <style:paragraph-properties fo:break-before="page"/>
      <style:text-properties style:use-window-font-color="true" officeooo:rsid="001cb569" officeooo:paragraph-rsid="001cb569" fo:background-color="transparent"/>
    </style:style>
    <style:style style:name="T1" style:family="text">
      <style:text-properties style:font-name="Consolas" fo:font-size="9.5pt" style:font-size-asian="9.5pt"/>
    </style:style>
    <style:style style:name="T2" style:family="text">
      <style:text-properties style:font-name="Consolas" fo:font-size="9.5pt" fo:font-weight="bold" style:font-size-asian="9.5pt" style:font-weight-asian="bold" style:font-weight-complex="bold"/>
    </style:style>
    <style:style style:name="T3" style:family="text">
      <style:text-properties officeooo:rsid="001d93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us af programmet:</text:p>
      <text:p text:style-name="P2">Programmet opfylder til høj grad opgavebeskrivelsen, men med enkelte afvigelser:</text:p>
      <text:p text:style-name="P2">“SeasonalProduct” er implementeret, men benyttes ikke I programmet, <text:span text:style-name="T3">der der I opgavebeskrivelsen står at deactivate_date I csv filen kan ignoreres</text:span>. Alle produkter nytter “Product”</text:p>
      <text:p text:style-name="P2">I opgaven står der, at der bør være nok funktionalitet til at undgå at få kastet exceptions, og programmet opfylder “næsten” dette, såfrem brugeren følger reglerne for programmet. Undtagelsen er når en ny bruger oprettes, hvor programmet kaster en exception hvis brugernavnet ikke findes i et dictionary.</text:p>
      <text:p text:style-name="P2">Brugerfladen implementerer hele IstrengSystemUI interfacet, med et par metoder tilføjet.</text:p>
      <text:p text:style-name="P2">Parseren implementerer ikke et interface, men benytter I stedet instanser fra de klasser der implementerer dem.</text:p>
      <text:p text:style-name="P2">Der er tilføjet ekstra metoder til adminstratorkommandoerne: man, adduser og setprice</text:p>
      <text:p text:style-name="P2"/>
      <text:p text:style-name="P2">Alle transaktioner og brugere logges ved oprettelse, og loades ind I systemet igen ved start.</text:p>
      <text:p text:style-name="P2"/>
      <text:p text:style-name="P4"/>
      <text:p text:style-name="P2"/>
      <text:p text:style-name="P5">Kilder og hjælp:</text:p>
      <text:p text:style-name="P2">Sparingspartner til diskussion af program: Daniel T. Sørensen</text:p>
      <text:p text:style-name="P2"/>
      <text:p text:style-name="P2">Stack Owerflow:</text:p>
      <text:p text:style-name="P2"><text:span text:style-name="T2">Til at undersøge navne og email:</text:span></text:p>
      <text:p text:style-name="P2"><text:span text:style-name="T1">http://stackoverflow.com/questions/12350801/check-string-for-invalid-characters-smartest-way</text:span></text:p>
      <text:p text:style-name="P3"><text:span text:style-name="T2">Fjerne HTML tags:</text:span><text:span text:style-name="T1"> </text:span></text:p>
      <text:p text:style-name="P3"><text:span text:style-name="T1">http://www.dotnetperls.com/remove-html-tags</text:span></text:p>
      <text:p text:style-name="P3"><text:span text:style-name="T2">Rydde en fil før der skrives igen (Til opdatering af bruger):</text:span><text:span text:style-name="T1"> </text:span></text:p>
      <text:p text:style-name="P3"><text:span text:style-name="T1">http://stackoverflow.com/questions/4999988/to-clear-the-contents-of-a-file</text:span></text:p>
      <text:p text:style-name="P3"><text:span text:style-name="T2">Let tilføje ny linje til bunden af en fil:</text:span></text:p>
      <text:p text:style-name="P3"><text:span text:style-name="T1">http://stackoverflow.com/questions/2837020/open-existing-file-append-a-single-line</text:span></text:p>
      <text:p text:style-name="P3"><text:span text:style-name="T2">Afslutte programmet gennem metodekald:</text:span></text:p>
      <text:p text:style-name="P3"><text:span text:style-name="T1">http://stackoverflow.com/questions/12977924/how-to-properly-exit-a-c-sharp-application</text:span></text:p>
      <text:p text:style-name="P3"><text:span text:style-name="T2">Tegne ÆØÅ i CMD:</text:span></text:p>
      <text:p text:style-name="P3"><text:span text:style-name="T1">http://stackoverflow.com/questions/5750203/how-to-write-unicode-chars-to-console</text:span></text:p>
      <text:p text:style-name="P3"><text:span text:style-name="T2">Få nuværende tid på dagen:</text:span></text:p>
      <text:p text:style-name="P3"><text:span text:style-name="T1">http://stackoverflow.com/questions/296920/how-do-you-get-the-current-time-of-day</text:span></text:p>
      <text:p text:style-name="P2"/>
      <text:p text:style-name="P2"><text:span text:style-name="T1">MSDN - hjælp og opslag til mange ting, inklusiv men ikke begrænset til:</text:span></text:p>
      <text:p text:style-name="P1"><text:span text:style-name="T1">- Exceptions</text:span></text:p>
      <text:p text:style-name="P1"><text:span text:style-name="T1">- Dictionaries</text:span></text:p>
      <text:p text:style-name="P1"><text:span text:style-name="T1">- Textformattering</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7:39:44.191000000</meta:creation-date>
    <dc:date>2015-05-11T20:09:17.908000000</dc:date>
    <meta:editing-duration>PT22M36S</meta:editing-duration>
    <meta:editing-cycles>1</meta:editing-cycles>
    <meta:document-statistic meta:table-count="0" meta:image-count="0" meta:object-count="0" meta:page-count="2" meta:paragraph-count="29" meta:word-count="217" meta:character-count="1939" meta:non-whitespace-character-count="1749"/>
    <meta:generator>LibreOffice/4.4.2.2$Windows_x86 LibreOffice_project/c4c7d32d0d49397cad38d62472b0bc8acff48dd6</meta:generator>
  </office:meta>
</office:document-meta>
</file>